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0f2" officeooo:paragraph-rsid="000980f2"/>
    </style:style>
    <style:style style:name="P2" style:family="paragraph" style:parent-style-name="Standard">
      <style:text-properties officeooo:paragraph-rsid="000980f2"/>
    </style:style>
    <style:style style:name="P3" style:family="paragraph" style:parent-style-name="Standard">
      <style:paragraph-properties fo:break-before="page"/>
      <style:text-properties officeooo:rsid="000980f2" officeooo:paragraph-rsid="000980f2"/>
    </style:style>
    <style:style style:name="T1" style:family="text">
      <style:text-properties officeooo:rsid="000980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 – <text:tab/>Extract all keywords from articels.</text:p>
      <text:p text:style-name="P1">STEP 2 – <text:tab/>Catagorize the keywords based on the journals from which they are extracted.</text:p>
      <text:p text:style-name="P1">STEP 3 – <text:tab/>Count frequency of all extracted keywords per journal.</text:p>
      <text:p text:style-name="P1">STEP 4 – <text:tab/>Select top 30 keywords will will serve as the keywords of the journal.</text:p>
      <text:p text:style-name="P1">STEP 5 – <text:tab/>Create a adjency matrix of the keywords and journals.</text:p>
      <text:p text:style-name="P1">STEP 6 – <text:tab/>Using euclids algorithm find the distance between the cluster center and each journal.</text:p>
      <text:p text:style-name="P1">STEP 7 – <text:tab/>The solver will help to place the cluster centers at the most optimal distance from <text:tab/><text:tab/>each keyword such that average distance betweent them is minimal. </text:p>
      <text:p text:style-name="P1">STEP 8 - <text:tab/>Multile clusters of journals will be hece created based on the top keywords that were <text:tab/><text:tab/>extracted from the articles present in the journal. </text:p>
      <text:p text:style-name="P1">STEP 9 - <text:tab/>Assume input is authour “A” who has published in journal X, Y and Z.</text:p>
      <text:p text:style-name="P1">STEP 10 - <text:tab/>To find the diversity of “A” we just have to check the number of clusters the authour <text:tab/><text:tab/>hits based on the journals in which he/she has published.</text:p>
      <text:p text:style-name="P1">STEP 11 - <text:tab/>More the number of clusters more the diversity of the authour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9:53:54.467447938</meta:creation-date>
    <dc:date>2016-11-04T20:07:57.189071026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2" meta:paragraph-count="11" meta:word-count="186" meta:character-count="1053" meta:non-whitespace-character-count="852"/>
  </office:meta>
</office:document-meta>
</file>